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LO HUARANCA, LUZMI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99153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LLO HUARANCA, LUZMI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915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QUISPE SALLO, EDWI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0173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288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1:58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